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52683148038891896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1">forme globale communications années 50</text:p>
                      <text:list>
                        <text:list-item>
                          <text:p text:style-name="P1">point a point</text:p>
                        </text:list-item>
                        <text:list-item>
                          <text:p text:style-name="P1">centralisé</text:p>
                        </text:list-item>
                      </text:list>
                    </text:list-item>
                    <text:list-item>
                      <text:p text:style-name="P1">idée alternative : maillage</text:p>
                    </text:list-item>
                    <text:list-item>
                      <text:p text:style-name="P1">en cas de panne d'un ordi, on peut emprunter un autre chemin (foire pas tout)</text:p>
                    </text:list-item>
                    <text:list-item>
                      <text:p text:style-name="P1">années 60 : font l'ancêtre d'internet : arpanet pour l'armée avec 4 ordis</text:p>
                    </text:list-item>
                    <text:list-item>
                      <text:p text:style-name="P1">insuffisance de cet ancêtre : devrait marier différents protocoles et topologies</text:p>
                    </text:list-item>
                    <text:list-item>
                      <text:p text:style-name="P1">du coup, OSI en 1984 pour normaliser tout</text:p>
                    </text:list-item>
                    <text:list-item>
                      <text:p text:style-name="P1">années 90 : explosion d'internet Grâce à l'invention d'HTML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1">environ 2 milliards d'internautes et 200 millions de serveurs aujourd'hui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1">42% des internautes mondiaux sont asiatiques</text:p>
                        </text:list-item>
                        <text:list-item>
                          <text:p text:style-name="P1">la corée du sud est le pays le plus internetisé</text:p>
                        </text:list-item>
                        <text:list-item>
                          <text:p text:style-name="P1">français = 6 % d'internautes mondiaux</text:p>
                        </text:list-item>
                        <text:list-item>
                          <text:p text:style-name="P1">78% des américains ont internet contre 10% d'africains</text:p>
                        </text:list-item>
                        <text:list-item>
                          <text:p text:style-name="P1">1/3 des humains a internet environ</text:p>
                        </text:list-item>
                        <text:list-item>
                          <text:p text:style-name="P1">entre 2000 et 2010, le nombre d'internautes a été multiplié par 4,5</text:p>
                        </text:list-item>
                        <text:list-item>
                          <text:p text:style-name="P1">2360% de croissance pour les internautes africains dans cett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1">le modèle OSI</text:p>
                  <text:list>
                    <text:list-item>
                      <text:p text:style-name="P1">né en 1984</text:p>
                    </text:list-item>
                    <text:list-item>
                      <text:p text:style-name="P1">OSI = norme précisant comment les ordinateurs doivent communiquer</text:p>
                    </text:list-item>
                    <text:list-item>
                      <text:p text:style-name="P1">organisé en 7 couches qui ont chacune un rôle</text:p>
                    </text:list-item>
                    <text:list-item>
                      <text:p text:style-name="P1">les 7 couches</text:p>
                      <text:list>
                        <text:list-item>
                          <text:p text:style-name="P1">moyen mnémotechnique du type de la classe</text:p>
                          <text:list>
                            <text:list-item>
                              <text:p text:style-name="P1">Pour la</text:p>
                            </text:list-item>
                            <text:list-item>
                              <text:p text:style-name="P1">Levrette</text:p>
                            </text:list-item>
                            <text:list-item>
                              <text:p text:style-name="P1">Retourne</text:p>
                            </text:list-item>
                            <text:list-item>
                              <text:p text:style-name="P1">Ta</text:p>
                            </text:list-item>
                            <text:list-item>
                              <text:p text:style-name="P1">"Salope"</text:p>
                            </text:list-item>
                            <text:list-item>
                              <text:p text:style-name="P1">Pendant</text:p>
                            </text:list-item>
                            <text:list-item>
                              <text:p text:style-name="P1">l'Acte</text:p>
                            </text:list-item>
                          </text:list>
                        </text:list-item>
                        <text:list-item>
                          <text:p text:style-name="P1">vrai noms</text:p>
                          <text:list>
                            <text:list-item>
                              <text:p text:style-name="P1">physique</text:p>
                            </text:list-item>
                            <text:list-item>
                              <text:p text:style-name="P1">liaison</text:p>
                            </text:list-item>
                            <text:list-item>
                              <text:p text:style-name="P1">réseau</text:p>
                            </text:list-item>
                            <text:list-item>
                              <text:p text:style-name="P1">transport</text:p>
                            </text:list-item>
                            <text:list-item>
                              <text:p text:style-name="P1">session</text:p>
                            </text:list-item>
                            <text:list-item>
                              <text:p text:style-name="P1">présentation</text:p>
                            </text:list-item>
                            <text:list-item>
                              <text:p text:style-name="P1">applica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on s'occupe pas des couches 5 et 6 dans ce cours (ni cours fac) car pas TCP/IP</text:p>
                    </text:list-item>
                    <text:list-item>
                      <text:p text:style-name="P1">TCP/IP et OSI sont tous deux des modèles, mais</text:p>
                      <text:list>
                        <text:list-item>
                          <text:p text:style-name="P1">OSI est un modèle théorique</text:p>
                        </text:list-item>
                        <text:list-item>
                          <text:p text:style-name="P1">TCP/IP n'utilise pas les couches 5 et 6 donc pas vues dans ce cours</text:p>
                        </text:list-item>
                      </text:list>
                    </text:list-item>
                    <text:list-item>
                      <text:p text:style-name="P1">pour chacune des 5 couches étudiées dans ce cours :</text:p>
                      <text:list>
                        <text:list-item>
                          <text:p text:style-name="P1"><text:soft-page-break/>nom</text:p>
                        </text:list-item>
                        <text:list-item>
                          <text:p text:style-name="P1">rôle</text:p>
                        </text:list-item>
                        <text:list-item>
                          <text:p text:style-name="P1">rôle secondaire (sauf 1)</text:p>
                        </text:list-item>
                        <text:list-item>
                          <text:p text:style-name="P1">matériel associé (sauf 4)</text:p>
                        </text:list-item>
                      </text:list>
                    </text:list-item>
                    <text:list-item>
                      <text:p text:style-name="P1">couche 3 = couche réseau, couches 1 à 4 = couches réseau</text:p>
                    </text:list-item>
                    <text:list-item>
                      <text:p text:style-name="P1">règles d'or du modèle OSI</text:p>
                      <text:list>
                        <text:list-item>
                          <text:p text:style-name="P1">norme → indique aux constructeurs de matériel réseau des règles a respecter pour garantir la compatibilité des appareils</text:p>
                        </text:list-item>
                        <text:list-item>
                          <text:p text:style-name="P1">deux règles d'or</text:p>
                          <text:list>
                            <text:list-item>
                              <text:p text:style-name="P1">chaque couche OSI est indépendante</text:p>
                              <text:list>
                                <text:list-item>
                                  <text:p text:style-name="P1">ce qui est dédié a une couche ne peut être utilisé pour une autre</text:p>
                                </text:list-item>
                                <text:list-item>
                                  <text:p text:style-name="P1">ex : IP (réseau) ne peut être utilisé par la couche liaison</text:p>
                                </text:list-item>
                                <text:list-item>
                                  <text:p text:style-name="P1">avantage : changer protocole d'une couche sans changer pour autres</text:p>
                                </text:list-item>
                              </text:list>
                            </text:list-item>
                            <text:list-item>
                              <text:p text:style-name="P1">chaque couche ne peux communiquer qu'avec une couche adjacente</text:p>
                              <text:list>
                                <text:list-item>
                                  <text:p text:style-name="P1">une appli (couche 7) communique avec une appli d'un autre ordi</text:p>
                                </text:list-item>
                                <text:list-item>
                                  <text:p text:style-name="P1">ex : google chrome veut demander une page au serveur google</text:p>
                                </text:list-item>
                                <text:list-item>
                                  <text:p text:style-name="P1">on traverse le modèle OSI "vers le bas" pour faire partir l'info</text:p>
                                </text:list-item>
                                <text:list-item>
                                  <text:p text:style-name="P1">On le traverse "vers le haut" pour l'indiquer au serveur</text:p>
                                </text:list-item>
                                <text:list-item>
                                  <text:p text:style-name="P1">seconde règle : monte/descend → toute couche est parcourue</text:p>
                                </text:list-item>
                                <text:list-item>
                                  <text:p text:style-name="P1">pas tout a fait vrai : <text:span text:style-name="T1">7 → 4</text:span> → 3 → 2 → 1 (5 et 6 théoriques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0T07:13:20</meta:creation-date>
    <dc:date>2014-10-10T09:20:17</dc:date>
    <dc:creator>yjfjyf jjku</dc:creator>
    <meta:editing-duration>PT2H6M57S</meta:editing-duration>
    <meta:editing-cycles>24</meta:editing-cycles>
    <meta:generator>OpenOffice/4.0.0$Unix OpenOffice.org_project/400m3$Build-9702</meta:generator>
    <meta:document-statistic meta:table-count="0" meta:image-count="0" meta:object-count="0" meta:page-count="2" meta:paragraph-count="68" meta:word-count="506" meta:character-count="2584"/>
  </office:meta>
</office:document-meta>
</file>